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2.45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3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85" style:family="table-cell" style:parent-style-name="Default">
      <style:table-cell-properties fo:background-color="#ffa6a6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20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21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2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23" style:family="table-cell" style:parent-style-name="Default" style:data-style-name="N99">
      <style:map style:condition="cell-content()=1" style:apply-style-name="Bad" style:base-cell-address="'Rough - DCS FA18C'.N2"/>
    </style:style>
    <style:style style:name="ce127" style:family="table-cell" style:parent-style-name="Default">
      <style:map style:condition="cell-content()=0" style:apply-style-name="Bad" style:base-cell-address="'Rough - Elite Dangerous'.B2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2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4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map style:condition="cell-content()=0" style:apply-style-name="Bad" style:base-cell-address="'Scratch - Commands'.D3"/>
    </style:style>
    <style:style style:name="ce14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2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3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45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97">
            <office:annotation draw:style-name="gr2" draw:text-style-name="P2" svg:width="82.18pt" svg:height="51pt" svg:x="642.76pt" svg:y="1118.2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6]));OR(NOT(ISBLANK([.$F56]));OR(NOT(ISBLANK([.$G56]));NOT(ISBLANK([.$H56])))))" office:value-type="boolean" office:boolean-value="true" calcext:value-type="boolean">
            <text:p>TRUE</text:p>
          </table:table-cell>
          <table:table-cell table:style-name="ce112" table:formula="of:=OR(OR(OR(IF([.$P56]=1);IF([.$Q56]=1));IF([.$R56]=1));IF([.$S56]=1))" office:value-type="boolean" office:boolean-value="false" calcext:value-type="boolean">
            <text:p>FALSE</text:p>
          </table:table-cell>
          <table:table-cell table:style-name="ce113" table:formula="of:=AND(ISBLANK([.$E56]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J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K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L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9]));OR(NOT(ISBLANK([.$F59]));OR(NOT(ISBLANK([.$G59]));NOT(ISBLANK([.$H59])))))" office:value-type="boolean" office:boolean-value="true" calcext:value-type="boolean">
            <text:p>TRUE</text:p>
          </table:table-cell>
          <table:table-cell table:style-name="ce112" table:formula="of:=OR(OR(OR(IF([.$P59]=1);IF([.$Q59]=1));IF([.$R59]=1));IF([.$S59]=1))" office:value-type="boolean" office:boolean-value="false" calcext:value-type="boolean">
            <text:p>FALSE</text:p>
          </table:table-cell>
          <table:table-cell table:style-name="ce113" table:formula="of:=AND(ISBLANK([.$E59]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J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K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L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2]));OR(NOT(ISBLANK([.$F62]));OR(NOT(ISBLANK([.$G62]));NOT(ISBLANK([.$H62])))))" office:value-type="boolean" office:boolean-value="true" calcext:value-type="boolean">
            <text:p>TRUE</text:p>
          </table:table-cell>
          <table:table-cell table:style-name="ce112" table:formula="of:=OR(OR(OR(IF([.$P62]=1);IF([.$Q62]=1));IF([.$R62]=1));IF([.$S62]=1))" office:value-type="boolean" office:boolean-value="false" calcext:value-type="boolean">
            <text:p>FALSE</text:p>
          </table:table-cell>
          <table:table-cell table:style-name="ce113" table:formula="of:=AND(ISBLANK([.$E62]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J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K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L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5]));OR(NOT(ISBLANK([.$F65]));OR(NOT(ISBLANK([.$G65]));NOT(ISBLANK([.$H65])))))" office:value-type="boolean" office:boolean-value="true" calcext:value-type="boolean">
            <text:p>TRUE</text:p>
          </table:table-cell>
          <table:table-cell table:style-name="ce112" table:formula="of:=OR(OR(OR(IF([.$P65]=1);IF([.$Q65]=1));IF([.$R65]=1));IF([.$S65]=1))" office:value-type="boolean" office:boolean-value="false" calcext:value-type="boolean">
            <text:p>FALSE</text:p>
          </table:table-cell>
          <table:table-cell table:style-name="ce113" table:formula="of:=AND(ISBLANK([.$E65]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J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K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L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9]));OR(NOT(ISBLANK([.$F69]));OR(NOT(ISBLANK([.$G69]));NOT(ISBLANK([.$H69])))))" office:value-type="boolean" office:boolean-value="true" calcext:value-type="boolean">
            <text:p>TRUE</text:p>
          </table:table-cell>
          <table:table-cell table:style-name="ce112" table:formula="of:=OR(OR(OR(IF([.$P69]=1);IF([.$Q69]=1));IF([.$R69]=1));IF([.$S69]=1))" office:value-type="boolean" office:boolean-value="false" calcext:value-type="boolean">
            <text:p>FALSE</text:p>
          </table:table-cell>
          <table:table-cell table:style-name="ce113" table:formula="of:=AND(ISBLANK([.$E69]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J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K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L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1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13" table:formula="of:=AND(ISBLANK([.$E72]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9]));OR(NOT(ISBLANK([.$F79]));OR(NOT(ISBLANK([.$G79]));NOT(ISBLANK([.$H79])))))" office:value-type="boolean" office:boolean-value="true" calcext:value-type="boolean">
            <text:p>TRUE</text:p>
          </table:table-cell>
          <table:table-cell table:style-name="ce112" table:formula="of:=OR(OR(OR(IF([.$P79]=1);IF([.$Q79]=1));IF([.$R79]=1));IF([.$S79]=1))" office:value-type="boolean" office:boolean-value="false" calcext:value-type="boolean">
            <text:p>FALSE</text:p>
          </table:table-cell>
          <table:table-cell table:style-name="ce113" table:formula="of:=AND(ISBLANK([.$E79]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J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K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L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17.4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02.2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55.08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24.66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795.2pt" svg:y="3124.66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09.4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M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15.0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467.88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20.6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1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13" table:formula="of:=AND(ISBLANK([.$E140]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M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M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7]));OR(NOT(ISBLANK([.$F147]));OR(NOT(ISBLANK([.$G147]));NOT(ISBLANK([.$H147])))))" office:value-type="boolean" office:boolean-value="true" calcext:value-type="boolean">
            <text:p>TRUE</text:p>
          </table:table-cell>
          <table:table-cell table:style-name="ce112" table:formula="of:=OR(OR(OR(IF([.$P147]=1);IF([.$Q147]=1));IF([.$R147]=1));IF([.$S147]=1))" office:value-type="boolean" office:boolean-value="false" calcext:value-type="boolean">
            <text:p>FALSE</text:p>
          </table:table-cell>
          <table:table-cell table:style-name="ce113" table:formula="of:=AND(ISBLANK([.$E147]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J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L1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2]));OR(NOT(ISBLANK([.$F152]));OR(NOT(ISBLANK([.$G152]));NOT(ISBLANK([.$H152])))))" office:value-type="boolean" office:boolean-value="true" calcext:value-type="boolean">
            <text:p>TRUE</text:p>
          </table:table-cell>
          <table:table-cell table:style-name="ce112" table:formula="of:=OR(OR(OR(IF([.$P152]=1);IF([.$Q152]=1));IF([.$R152]=1));IF([.$S152]=1))" office:value-type="boolean" office:boolean-value="false" calcext:value-type="boolean">
            <text:p>FALSE</text:p>
          </table:table-cell>
          <table:table-cell table:style-name="ce113" table:formula="of:=AND(ISBLANK([.$E152]);NOT(ISBLANK([.$I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J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L1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22.2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1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13" table:formula="of:=AND(ISBLANK([.$E157]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075.0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01.4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8" draw:text-style-name="P2" svg:width="101.45pt" svg:height="95.27pt" svg:x="120.67pt" svg:y="4603.69pt" draw:caption-point-x="-15.48pt" draw:caption-point-y="42.18pt">
              <dc:date>2019-11-01T00:00:00</dc:date>
              <text:p text:style-name="P1">HOLD continiously desirable to force seeker to specific vector.</text:p>
              <text:p text:style-name="P1"/>
              <text:p text:style-name="P1">AVOID short/long-press or macro assignments.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0]));OR(NOT(ISBLANK([.$F180]));OR(NOT(ISBLANK([.$G180]));NOT(ISBLANK([.$H180])))))" office:value-type="boolean" office:boolean-value="true" calcext:value-type="boolean">
            <text:p>TRUE</text:p>
          </table:table-cell>
          <table:table-cell table:style-name="ce112" table:formula="of:=OR(OR(OR(IF([.$P180]=1);IF([.$Q180]=1));IF([.$R180]=1));IF([.$S180]=1))" office:value-type="boolean" office:boolean-value="false" calcext:value-type="boolean">
            <text:p>FALSE</text:p>
          </table:table-cell>
          <table:table-cell table:style-name="ce113" table:formula="of:=AND(ISBLANK([.$E180]);NOT(ISBLANK([.$I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I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J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K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L1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82.18pt" svg:height="51pt" svg:x="377.21pt" svg:y="4972.68pt" draw:caption-point-x="-17.29pt" draw:caption-point-y="42.8pt">
              <dc:date>2019-11-01T00:00:00</dc:date>
              <text:p text:style-name="P1">As appropriate.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0" draw:text-style-name="P2" svg:width="202.39pt" svg:height="76.28pt" svg:x="377.21pt" svg:y="5025.46pt" draw:caption-point-x="-17.29pt" draw:caption-point-y="42.8pt">
              <dc:date>2019-11-01T00:00:00</dc:date>
              <text:p text:style-name="P1">Planned to support Electronic Flight Bag (EFB), such as FltPlan Go (Garmin) .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1" draw:text-style-name="P2" svg:width="154.63pt" svg:height="128.86pt" svg:x="377.21pt" svg:y="5053.7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98">
            <calcext:condition calcext:apply-style-name="Bad" calcext:value="=1" calcext:base-cell-address="Commands.N3"/>
          </calcext:conditional-format>
          <calcext:conditional-format calcext:target-range-address="Commands.M42:Commands.M47 Commands.M62:Commands.M63 Commands.M65:Commands.M66 Commands.M39:Commands.M40 Commands.M4:Commands.M5 Commands.M7:Commands.M8 Commands.M10:Commands.M11 Commands.M16:Commands.M17 Commands.M19:Commands.M19 Commands.M21:Commands.M21 Commands.M13:Commands.M14 Commands.M35:Commands.M37 Commands.M112:Commands.M113 Commands.M115:Commands.M116 Commands.M49:Commands.M54 Commands.M118:Commands.M119 Commands.M122:Commands.M122 Commands.M125:Commands.M125 Commands.M127:Commands.M129 Commands.D131:Commands.E132 Commands.M131:Commands.M132 Commands.D134:Commands.E135 Commands.M134:Commands.M135 Commands.D139:Commands.E140 Commands.M139:Commands.M140 Commands.E147:Commands.E147 Commands.D147:Commands.D147 Commands.M147:Commands.M147 Commands.D149:Commands.E149 Commands.M149:Commands.M149 Commands.D151:Commands.E152 Commands.M151:Commands.M152 Commands.D154:Commands.E154 Commands.M154:Commands.M154 Commands.D157:Commands.E159 Commands.M157:Commands.M159 Commands.D167:Commands.E167 Commands.M167:Commands.M167 Commands.D169:Commands.E169 Commands.M169:Commands.M169 Commands.D171:Commands.E171 Commands.M171:Commands.M171 Commands.D173:Commands.E173 Commands.M173:Commands.M173 Commands.M56:Commands.M57 Commands.M59:Commands.M60 Commands.D4:Commands.E5 Commands.D7:Commands.E8 Commands.D10:Commands.E11 Commands.D13:Commands.E14 Commands.D16:Commands.E17 Commands.D19:Commands.E19 Commands.D21:Commands.E21 Commands.D35:Commands.E37 Commands.D39:Commands.E40 Commands.D42:Commands.E47 Commands.D62:Commands.E63 Commands.D65:Commands.E66 Commands.D112:Commands.E113 Commands.D115:Commands.E116 Commands.D49:Commands.E54 Commands.D118:Commands.E119 Commands.D121:Commands.E122 Commands.D125:Commands.E125 Commands.D127:Commands.E129 Commands.D56:Commands.E57 Commands.D59:Commands.E60 Commands.D69:Commands.E70 Commands.M69:Commands.M70 Commands.D72:Commands.E73 Commands.M72:Commands.M73 Commands.D77:Commands.E77 Commands.M77:Commands.M77 Commands.D79:Commands.E79 Commands.M79:Commands.M79 Commands.D23:Commands.E24 Commands.M23:Commands.M24 Commands.D26:Commands.E27 Commands.M26:Commands.M27 Commands.D32:Commands.E33 Commands.M32:Commands.M33 Commands.M106:Commands.M106 Commands.D104:Commands.E106 Commands.M108:Commands.M110 Commands.D108:Commands.E110 Commands.M104:Commands.M105 Commands.D29:Commands.E30 Commands.M29:Commands.M30 Commands.M83:Commands.M102 Commands.D83:Commands.E102 Commands.D184:Commands.E184 Commands.M184:Commands.M184 Commands.D186:Commands.E186 Commands.M186:Commands.M186 Commands.D188:Commands.E188 Commands.M188:Commands.M188 Commands.M121:Commands.M121 Commands.D142:Commands.E142 Commands.M142:Commands.M142 Commands.D144:Commands.E144 Commands.M144:Commands.M144 Commands.D137:Commands.E137 Commands.M137:Commands.M137 Commands.E163:Commands.E163 Commands.M163:Commands.M163 Commands.D165:Commands.E165 Commands.M165:Commands.M165 Commands.D180:Commands.E180 Commands.M180:Commands.M180 Commands.D161:Commands.E161 Commands.M161:Commands.M161 Commands.E190:Commands.E198 Commands.M190:Commands.M198 Commands.D182:Commands.E182 Commands.M182:Commands.M182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3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21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22" table:formula="of:=AND(ISBLANK([.$C2]);NOT(ISBLANK([.$I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0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21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22" table:formula="of:=AND(ISBLANK([.$C6]);NOT(ISBLANK([.$I6])))" office:value-type="boolean" office:boolean-value="false" calcext:value-type="boolean">
            <text:p>FALSE</text:p>
          </table:table-cell>
          <table:table-cell table:style-name="ce123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23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23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23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HMD BRT/CW/Increase</text:p>
          </table:table-cell>
          <table:table-cell table:style-name="ce85"/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V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86" office:value-type="string" calcext:value-type="string">
            <text:p>T16KTR_<text:span text:style-name="T4">TH-X</text:span></text:p>
          </table:table-cell>
          <table:table-cell table:style-name="ce100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86" office:value-type="string" calcext:value-type="string">
            <text:p>T16KTR_<text:span text:style-name="T4">TH-Y</text:span></text:p>
          </table:table-cell>
          <table:table-cell table:style-name="ce100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227.2pt" draw:caption-point-x="-17.29pt" draw:caption-point-y="43.71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0">T16KJG_</text:span><text:span text:style-name="T21">TH-1</text:span><text:span text:style-name="T22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85"/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100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00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00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00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00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/Off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726.86pt" draw:caption-point-x="-17.29pt" draw:caption-point-y="46.86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739.67pt" draw:caption-point-x="-17.29pt" draw:caption-point-y="46.86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3">HOTAS - </text:span><text:span text:style-name="T24">Base O_D –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891.64pt" draw:caption-point-x="-17.29pt" draw:caption-point-y="48.4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6:'Rough - DCS FA18C'.C6 'Rough - DCS FA18C'.C8:'Rough - DCS FA18C'.C9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27" office:value-type="string" calcext:value-type="string">
            <text:p>L_ALT v</text:p>
          </table:table-cell>
          <table:table-cell table:style-name="ce129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3" table:formula="of:=AND(ISBLANK([.$C2]);NOT(ISBLANK([.$I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27" office:value-type="string" calcext:value-type="string">
            <text:p>R_ALT v</text:p>
          </table:table-cell>
          <table:table-cell table:style-name="ce129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1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3" table:formula="of:=AND(ISBLANK([.$C3]);NOT(ISBLANK([.$I3])))" office:value-type="boolean" office:boolean-value="false" calcext:value-type="boolean">
            <text:p>FALSE</text:p>
          </table:table-cell>
          <table:table-cell table:style-name="ce134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4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4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4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29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29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29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29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29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6">Base O_D - </text:span><text:span text:style-name="T27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6">Base O_D – </text:span><text:span text:style-name="T2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28">Variant unique buttons</text:span><text:span text:style-name="T29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0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0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0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2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0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0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3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1">Variant unique button.</text:span><text:span text:style-name="T29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38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8"/>
          <table:table-cell table:number-columns-repeated="1022"/>
        </table:table-row>
        <table:table-row table:style-name="ro1">
          <table:table-cell table:style-name="ce138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38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8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38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4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4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3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4" table:formula="of:=AND(ISBLANK([.$E3]);NOT(ISBLANK([.$I3])))" office:value-type="boolean" office:boolean-value="false" calcext:value-type="boolean">
            <text:p>FALSE</text:p>
          </table:table-cell>
          <table:table-cell table:style-name="ce145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5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5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5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5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3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4" table:formula="of:=AND(ISBLANK([.$E4]);NOT(ISBLANK([.$I4])))" office:value-type="boolean" office:boolean-value="false" calcext:value-type="boolean">
            <text:p>FALSE</text:p>
          </table:table-cell>
          <table:table-cell table:style-name="ce14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4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4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4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3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4" table:formula="of:=AND(ISBLANK([.$E6]);NOT(ISBLANK([.$I6])))" office:value-type="boolean" office:boolean-value="false" calcext:value-type="boolean">
            <text:p>FALSE</text:p>
          </table:table-cell>
          <table:table-cell table:style-name="ce145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45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45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45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3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4" table:formula="of:=AND(ISBLANK([.$E7]);NOT(ISBLANK([.$I7])))" office:value-type="boolean" office:boolean-value="false" calcext:value-type="boolean">
            <text:p>FALSE</text:p>
          </table:table-cell>
          <table:table-cell table:style-name="ce14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4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4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4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3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4" table:formula="of:=AND(ISBLANK([.$E8]);NOT(ISBLANK([.$I8])))" office:value-type="boolean" office:boolean-value="false" calcext:value-type="boolean">
            <text:p>FALSE</text:p>
          </table:table-cell>
          <table:table-cell table:style-name="ce14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4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4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4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3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4" table:formula="of:=AND(ISBLANK([.$E10]);NOT(ISBLANK([.$I10])))" office:value-type="boolean" office:boolean-value="false" calcext:value-type="boolean">
            <text:p>FALSE</text:p>
          </table:table-cell>
          <table:table-cell table:style-name="ce14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4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4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4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3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4" table:formula="of:=AND(ISBLANK([.$E11]);NOT(ISBLANK([.$I11])))" office:value-type="boolean" office:boolean-value="false" calcext:value-type="boolean">
            <text:p>FALSE</text:p>
          </table:table-cell>
          <table:table-cell table:style-name="ce14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4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4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4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3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4" table:formula="of:=AND(ISBLANK([.$E14]);NOT(ISBLANK([.$I14])))" office:value-type="boolean" office:boolean-value="false" calcext:value-type="boolean">
            <text:p>FALSE</text:p>
          </table:table-cell>
          <table:table-cell table:style-name="ce14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4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4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4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3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4" table:formula="of:=AND(ISBLANK([.$E15]);NOT(ISBLANK([.$I15])))" office:value-type="boolean" office:boolean-value="false" calcext:value-type="boolean">
            <text:p>FALSE</text:p>
          </table:table-cell>
          <table:table-cell table:style-name="ce145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45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45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45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3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4" table:formula="of:=AND(ISBLANK([.$E17]);NOT(ISBLANK([.$I17])))" office:value-type="boolean" office:boolean-value="false" calcext:value-type="boolean">
            <text:p>FALSE</text:p>
          </table:table-cell>
          <table:table-cell table:style-name="ce14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4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4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4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3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4" table:formula="of:=AND(ISBLANK([.$E19]);NOT(ISBLANK([.$I19])))" office:value-type="boolean" office:boolean-value="false" calcext:value-type="boolean">
            <text:p>FALSE</text:p>
          </table:table-cell>
          <table:table-cell table:style-name="ce14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4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4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4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3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4" table:formula="of:=AND(ISBLANK([.$E21]);NOT(ISBLANK([.$I21])))" office:value-type="boolean" office:boolean-value="false" calcext:value-type="boolean">
            <text:p>FALSE</text:p>
          </table:table-cell>
          <table:table-cell table:style-name="ce14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4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4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4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3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4" table:formula="of:=AND(ISBLANK([.$E22]);NOT(ISBLANK([.$I22])))" office:value-type="boolean" office:boolean-value="false" calcext:value-type="boolean">
            <text:p>FALSE</text:p>
          </table:table-cell>
          <table:table-cell table:style-name="ce145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45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45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45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0"/>
          <table:table-cell table:style-name="ce141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3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4" table:formula="of:=AND(ISBLANK([.$E26]);NOT(ISBLANK([.$I26])))" office:value-type="boolean" office:boolean-value="false" calcext:value-type="boolean">
            <text:p>FALSE</text:p>
          </table:table-cell>
          <table:table-cell table:style-name="ce14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4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4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4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0"/>
          <table:table-cell table:style-name="ce141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3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4" table:formula="of:=AND(ISBLANK([.$E28]);NOT(ISBLANK([.$I28])))" office:value-type="boolean" office:boolean-value="false" calcext:value-type="boolean">
            <text:p>FALSE</text:p>
          </table:table-cell>
          <table:table-cell table:style-name="ce145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45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45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45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3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4" table:formula="of:=AND(ISBLANK([.$E34]);NOT(ISBLANK([.$I34])))" office:value-type="boolean" office:boolean-value="false" calcext:value-type="boolean">
            <text:p>FALSE</text:p>
          </table:table-cell>
          <table:table-cell table:style-name="ce145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45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45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45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3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4" table:formula="of:=AND(ISBLANK([.$E35]);NOT(ISBLANK([.$I35])))" office:value-type="boolean" office:boolean-value="false" calcext:value-type="boolean">
            <text:p>FALSE</text:p>
          </table:table-cell>
          <table:table-cell table:style-name="ce14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4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4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4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3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4" table:formula="of:=AND(ISBLANK([.$E36]);NOT(ISBLANK([.$I36])))" office:value-type="boolean" office:boolean-value="false" calcext:value-type="boolean">
            <text:p>FALSE</text:p>
          </table:table-cell>
          <table:table-cell table:style-name="ce14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4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4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4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1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3"/>
          <table:table-cell table:style-name="ce144"/>
          <table:table-cell table:style-name="ce14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0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2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3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4" table:formula="of:=AND(ISBLANK([.$E52]);NOT(ISBLANK([.$I52])))" office:value-type="boolean" office:boolean-value="true" calcext:value-type="boolean">
            <text:p>TRUE</text:p>
          </table:table-cell>
          <table:table-cell table:style-name="ce145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4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4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4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00:38:37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1T22:46:30.132000000</dc:date>
    <meta:editing-duration>P6DT21H40M39S</meta:editing-duration>
    <meta:editing-cycles>754</meta:editing-cycles>
    <meta:document-statistic meta:table-count="7" meta:cell-count="2126" meta:object-count="0"/>
  </office:meta>
</office:document-meta>
</file>